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3f18" officeooo:paragraph-rsid="000d3f18"/>
    </style:style>
    <style:style style:name="P2" style:family="paragraph" style:parent-style-name="Standard">
      <style:text-properties fo:font-weight="bold" officeooo:rsid="000d3f18" officeooo:paragraph-rsid="000d3f18" style:font-weight-asian="bold" style:font-weight-complex="bold"/>
    </style:style>
    <style:style style:name="P3" style:family="paragraph" style:parent-style-name="Standard">
      <style:text-properties officeooo:rsid="000dbdf8" officeooo:paragraph-rsid="000dbdf8"/>
    </style:style>
    <style:style style:name="P4" style:family="paragraph" style:parent-style-name="Standard">
      <style:paragraph-properties fo:text-align="justify" style:justify-single-word="false"/>
      <style:text-properties officeooo:rsid="000dbdf8" officeooo:paragraph-rsid="000fd617"/>
    </style:style>
    <style:style style:name="P5" style:family="paragraph" style:parent-style-name="Standard">
      <style:paragraph-properties fo:text-align="justify" style:justify-single-word="false"/>
      <style:text-properties officeooo:rsid="000dd28e" officeooo:paragraph-rsid="000dd28e"/>
    </style:style>
    <style:style style:name="P6" style:family="paragraph" style:parent-style-name="Standard">
      <style:paragraph-properties fo:text-align="justify" style:justify-single-word="false"/>
      <style:text-properties officeooo:rsid="0016bcba" officeooo:paragraph-rsid="0016bcba"/>
    </style:style>
    <style:style style:name="P7" style:family="paragraph" style:parent-style-name="Standard">
      <style:text-properties officeooo:rsid="000d3f18" officeooo:paragraph-rsid="000d3f18"/>
    </style:style>
    <style:style style:name="P8" style:family="paragraph" style:parent-style-name="Standard" style:list-style-name="L1">
      <style:text-properties officeooo:rsid="000d3f18" officeooo:paragraph-rsid="000d3f18"/>
    </style:style>
    <style:style style:name="P9" style:family="paragraph" style:parent-style-name="Standard" style:list-style-name="L1">
      <style:text-properties officeooo:paragraph-rsid="000d3f18"/>
    </style:style>
    <style:style style:name="P10" style:family="paragraph" style:parent-style-name="Standard" style:list-style-name="L1">
      <style:text-properties officeooo:rsid="000dbdf8" officeooo:paragraph-rsid="000dbdf8"/>
    </style:style>
    <style:style style:name="P11" style:family="paragraph" style:parent-style-name="Standard" style:list-style-name="L1">
      <style:text-properties officeooo:rsid="000dbdf8" officeooo:paragraph-rsid="000dd28e"/>
    </style:style>
    <style:style style:name="P12" style:family="paragraph" style:parent-style-name="Standard" style:list-style-name="L1">
      <style:paragraph-properties fo:text-align="justify" style:justify-single-word="false"/>
      <style:text-properties officeooo:rsid="000dbdf8" officeooo:paragraph-rsid="000fc2f4"/>
    </style:style>
    <style:style style:name="P13" style:family="paragraph" style:parent-style-name="Standard" style:list-style-name="L1">
      <style:paragraph-properties fo:text-align="justify" style:justify-single-word="false"/>
      <style:text-properties officeooo:rsid="000dbdf8" officeooo:paragraph-rsid="000fd617"/>
    </style:style>
    <style:style style:name="P14" style:family="paragraph" style:parent-style-name="Standard" style:list-style-name="L1">
      <style:paragraph-properties fo:text-align="justify" style:justify-single-word="false"/>
      <style:text-properties officeooo:rsid="000dbdf8" officeooo:paragraph-rsid="000dd28e"/>
    </style:style>
    <style:style style:name="P15" style:family="paragraph" style:parent-style-name="Standard" style:list-style-name="L1">
      <style:paragraph-properties fo:text-align="justify" style:justify-single-word="false"/>
      <style:text-properties officeooo:rsid="000dbdf8" officeooo:paragraph-rsid="000dbdf8"/>
    </style:style>
    <style:style style:name="P16" style:family="paragraph" style:parent-style-name="Standard" style:list-style-name="L1">
      <style:paragraph-properties fo:text-align="justify" style:justify-single-word="false"/>
      <style:text-properties officeooo:rsid="000dbdf8" officeooo:paragraph-rsid="0013d6d2"/>
    </style:style>
    <style:style style:name="P17" style:family="paragraph" style:parent-style-name="Standard" style:list-style-name="L1">
      <style:paragraph-properties fo:text-align="justify" style:justify-single-word="false"/>
      <style:text-properties officeooo:rsid="000dbdf8" officeooo:paragraph-rsid="0019da43"/>
    </style:style>
    <style:style style:name="P18" style:family="paragraph" style:parent-style-name="Standard" style:list-style-name="L1">
      <style:paragraph-properties fo:text-align="justify" style:justify-single-word="false"/>
      <style:text-properties officeooo:rsid="000dbdf8" officeooo:paragraph-rsid="001592d9"/>
    </style:style>
    <style:style style:name="P19" style:family="paragraph" style:parent-style-name="Standard" style:list-style-name="L1">
      <style:paragraph-properties fo:text-align="justify" style:justify-single-word="false"/>
      <style:text-properties officeooo:rsid="000fc2f4" officeooo:paragraph-rsid="000fc2f4"/>
    </style:style>
    <style:style style:name="P20" style:family="paragraph" style:parent-style-name="Standard" style:list-style-name="L1">
      <style:paragraph-properties fo:text-align="justify" style:justify-single-word="false"/>
      <style:text-properties officeooo:rsid="000fc2f4" officeooo:paragraph-rsid="000fd617"/>
    </style:style>
    <style:style style:name="P21" style:family="paragraph" style:parent-style-name="Standard" style:list-style-name="L1">
      <style:paragraph-properties fo:text-align="justify" style:justify-single-word="false"/>
      <style:text-properties officeooo:rsid="000fd617" officeooo:paragraph-rsid="000fd617"/>
    </style:style>
    <style:style style:name="P22" style:family="paragraph" style:parent-style-name="Standard" style:list-style-name="L1">
      <style:paragraph-properties fo:text-align="justify" style:justify-single-word="false"/>
      <style:text-properties officeooo:rsid="000dd28e" officeooo:paragraph-rsid="000dd28e"/>
    </style:style>
    <style:style style:name="P23" style:family="paragraph" style:parent-style-name="Standard" style:list-style-name="L1">
      <style:paragraph-properties fo:text-align="justify" style:justify-single-word="false"/>
      <style:text-properties officeooo:rsid="000dd28e" officeooo:paragraph-rsid="001687db"/>
    </style:style>
    <style:style style:name="P24" style:family="paragraph" style:parent-style-name="Standard" style:list-style-name="L1">
      <style:text-properties officeooo:rsid="000dd28e" officeooo:paragraph-rsid="000dd28e"/>
    </style:style>
    <style:style style:name="P25" style:family="paragraph" style:parent-style-name="Standard" style:list-style-name="L1">
      <style:text-properties officeooo:rsid="000dd28e" officeooo:paragraph-rsid="0013d6d2"/>
    </style:style>
    <style:style style:name="P26" style:family="paragraph" style:parent-style-name="Standard" style:list-style-name="L1">
      <style:paragraph-properties fo:text-align="justify" style:justify-single-word="false"/>
      <style:text-properties officeooo:rsid="0016bcba" officeooo:paragraph-rsid="0016bcba"/>
    </style:style>
    <style:style style:name="P27" style:family="paragraph" style:parent-style-name="Standard" style:list-style-name="L1">
      <style:paragraph-properties fo:margin-left="0cm" fo:margin-right="0cm" fo:text-indent="-0.635cm" style:auto-text-indent="false"/>
      <style:text-properties officeooo:paragraph-rsid="000d3f18"/>
    </style:style>
    <style:style style:name="P28" style:family="paragraph" style:parent-style-name="Standard" style:list-style-name="L1">
      <style:paragraph-properties fo:margin-left="0cm" fo:margin-right="0cm" fo:text-indent="-0.635cm" style:auto-text-indent="false"/>
      <style:text-properties officeooo:rsid="000d3f18" officeooo:paragraph-rsid="000d3f18"/>
    </style:style>
    <style:style style:name="T1" style:family="text">
      <style:text-properties officeooo:rsid="000d3f18"/>
    </style:style>
    <style:style style:name="T2" style:family="text">
      <style:text-properties officeooo:rsid="000dbdf8"/>
    </style:style>
    <style:style style:name="T3" style:family="text">
      <style:text-properties officeooo:rsid="000dd28e"/>
    </style:style>
    <style:style style:name="T4" style:family="text">
      <style:text-properties officeooo:rsid="000fc2f4"/>
    </style:style>
    <style:style style:name="T5" style:family="text">
      <style:text-properties officeooo:rsid="000fd617"/>
    </style:style>
    <style:style style:name="T6" style:family="text">
      <style:text-properties officeooo:rsid="00113a65"/>
    </style:style>
    <style:style style:name="T7" style:family="text">
      <style:text-properties officeooo:rsid="0011c45d"/>
    </style:style>
    <style:style style:name="T8" style:family="text">
      <style:text-properties officeooo:rsid="001592d9"/>
    </style:style>
    <style:style style:name="T9" style:family="text">
      <style:text-properties officeooo:rsid="001687db"/>
    </style:style>
    <style:style style:name="T10" style:family="text">
      <style:text-properties officeooo:rsid="0016bcba"/>
    </style:style>
    <style:style style:name="T11" style:family="text">
      <style:text-properties officeooo:rsid="0017ed81"/>
    </style:style>
    <style:style style:name="T12" style:family="text">
      <style:text-properties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cha: 30/06/2015</text:p>
      <text:p text:style-name="P1">Hora: 10H00 a 11H25</text:p>
      <text:p text:style-name="P1">Tema: Gestión de Contratos</text:p>
      <text:p text:style-name="P1"/>
      <text:p text:style-name="P1">Desarrollo.</text:p>
      <text:p text:style-name="P1"/>
      <text:p text:style-name="P1"/>
      <text:p text:style-name="P1">CRM es un sistema de gestion de venta que no esta integrado a la gestion de contratos a pesar de que en él se encuentran datos del clientes suscritos.</text:p>
      <text:p text:style-name="P1"/>
      <text:p text:style-name="P2">Definición de Contrato.</text:p>
      <text:p text:style-name="P1"/>
      <text:p text:style-name="P1">Un contrato es una instancia que tiene como atributos tres fechas:</text:p>
      <text:p text:style-name="P1"/>
      <text:list xml:id="list707256915885394557" text:style-name="L1">
        <text:list-item>
          <text:p text:style-name="P8">FECHAS DE PAGO DE GASTOS ADMINISTRATIVOS Y CREDENCIALES</text:p>
        </text:list-item>
        <text:list-item>
          <text:p text:style-name="P8">FECHA DE APROBACION DE AUDITORIA MEDICA</text:p>
        </text:list-item>
        <text:list-item>
          <text:p text:style-name="P8">FECHA DE PAGO DE LA PRIMERA CUOTA</text:p>
          <text:p text:style-name="P9"/>
          <text:p text:style-name="P28">Un contrato tiene los siguientes estados:</text:p>
          <text:p text:style-name="P27"/>
        </text:list-item>
        <text:list-item>
          <text:p text:style-name="P8">PENDIENTE – EFECTIVO </text:p>
        </text:list-item>
        <text:list-item>
          <text:p text:style-name="P10">PENDIENTE <text:span text:style-name="T1">–</text:span> RECHAZADO</text:p>
          <text:p text:style-name="P9"/>
          <text:p text:style-name="P28">Un contrato tiene los siguientes procesos:</text:p>
          <text:p text:style-name="P27"/>
        </text:list-item>
        <text:list-item>
          <text:p text:style-name="P12">INGRESO (Ejecutivo comercial).- <text:span text:style-name="T4">Los ejecutivos comerciales llenan manualmente los documento asociados al contrato con los datos del cliente que el CRM ha referido para visitas. En esta etapa el asesor debe recopilar los siguiente documentos:</text:span></text:p>
          <text:p text:style-name="P12"/>
          <text:p text:style-name="P19">a) Solicitud de Afiliación.</text:p>
          <text:p text:style-name="P19">b) Declaración de Salud.</text:p>
          <text:p text:style-name="P20">c) Autorización de pago por Debito bancario o valor en efectivo para el pago de gastos adminisrativos y credenciales.</text:p>
          <text:p text:style-name="P21">d) Documento de identificación</text:p>
          <text:p text:style-name="P21">Anexos:</text:p>
          <text:p text:style-name="P21">e) Si la cuenta a la que se le va a realizar el debito pertences a un tercero, Adjuntar la copia de cedula.</text:p>
          <text:p text:style-name="P21">f) Para continuidad adjuntar certificado de permanencia de otro seguro.</text:p>
          <text:p text:style-name="P21">g) Si los clientes estan enrolado a una empresa y la factura debe ser emitida con datos de la empresa, se requerirá el RUC.</text:p>
        </text:list-item>
      </text:list>
      <text:p text:style-name="P4"><text:tab/></text:p>
      <text:p text:style-name="P4"><text:tab/><text:span text:style-name="T5">Entregados estos documentos el Ejecutivo comercial cierre el referido en el CRM.</text:span></text:p>
      <text:list xml:id="list114915248724169" text:continue-numbering="true" text:style-name="L1">
        <text:list-header>
          <text:p text:style-name="P13"><text:s/></text:p>
        </text:list-header>
      </text:list>
      <text:p text:style-name="P3"/>
      <text:list xml:id="list114914219541968" text:continue-numbering="true" text:style-name="L1">
        <text:list-item>
          <text:p text:style-name="P14"><text:span text:style-name="T3">APROBACION</text:span> (Supervisor Comercial).- <text:span text:style-name="T6">El supervisor revisa todos los documentos y aprueba el “lote” de documentos para su posterior validación. Autorizar a relizar el pago en efectivo al Ejecutivo comercial y adjunta el recibo a los documentos (Esto se tarde 1 mes aproximadamente).</text:span></text:p>
          <text:p text:style-name="P11"/>
        </text:list-item>
        <text:list-item>
          <text:p text:style-name="P22">VALIDACION<text:span text:style-name="T2"> </text:span>(Asistente Comercial).- <text:span text:style-name="T7">Revisa que todos los documentos estén completos y con la firma del supervisor. Si el pago ha sido en efectivo verificar que conste el recibo. En caso de que el pago de gastos administrativos y credenciales de debe solicitar enviar los </text:span><text:soft-page-break/><text:span text:style-name="T7">documentos correspondiente a cobranzas (autorizacion de debito, documentos de titular de la cuenta y documentos del afiliado).</text:span></text:p>
          <text:p text:style-name="P24"/>
        </text:list-item>
        <text:list-item>
          <text:p text:style-name="P15">RECAUDACION DE GASTOS ADM Y CRENCIALES <text:span text:style-name="T3">(Cobranzas).- Se efectua la gestión con el banco y queda en espera en 72 Horas, envia la respueta de debitos a facturación. </text:span></text:p>
          <text:p text:style-name="P10"/>
        </text:list-item>
        <text:list-item>
          <text:p text:style-name="P16">FACTURACIÓN DE GASTOS ADM Y CRENCIALES <text:span text:style-name="T3">(Caja 1).- Genera la factura con los valores cobrados por debito y es remitido a VALIDACION.</text:span></text:p>
          <text:p text:style-name="P25"><text:s/></text:p>
        </text:list-item>
        <text:list-item>
          <text:p text:style-name="P17">AUDITORIA MEDICA <text:span text:style-name="T3">(Médico Auditor).- El médico auditor revisa la declaracion de salud y detemina si <text:s/>el contrato puede continuar con el proceso. La DECLARACION DE SALUD es un documento que tiene tres estados: APROBADA, RECHAZADA y STANDBY. Los estado de la declaracion de salud definen el estado del contrato y el médico puede solicitar examenes adicionales para continuar con el proceso en VALIDACION. Si se llegase a solictar examenes adicionales y no se tiene respuesta de los mismos en un lapso de 90 días, la declaracion de salud queda RECHAZADA igual que el contrato. </text:span></text:p>
          <text:p text:style-name="P10"/>
        </text:list-item>
        <text:list-item>
          <text:p text:style-name="P18">RECAUDACION PRIMERA CUOTA <text:span text:style-name="T3">(Cobranzas).- VALIDACION autoriza a <text:s/>cobranzas gestionar el cobro con debito de la primera cuota (el concepto de debito abarca debito a cuenta y cobro de tarjeta de credito), queda en espera en 72 Horas, envia la respueta de debitos a facturación. <text:s/></text:span></text:p>
          <text:p text:style-name="P14"/>
        </text:list-item>
        <text:list-item>
          <text:p text:style-name="P18">FACTURACIÓN DE PRIMERA CUOTA <text:span text:style-name="T3">(Caja2 al 5).- Genera la factura con los valores cobrados por debito y es remitido a VALIDACION.</text:span></text:p>
          <text:p text:style-name="P18"/>
        </text:list-item>
        <text:list-item>
          <text:p text:style-name="P22"><text:span text:style-name="T12">ALTA (¿Cobranzas?)</text:span>.- <text:span text:style-name="T8">Se hace la inclusion del nuevo contrato en la carga a los proveedores, esta operación se realiza hasta las 15H00 para que el cliente quede cubierto.</text:span></text:p>
        </text:list-item>
      </text:list>
      <text:p text:style-name="P5"/>
      <text:list xml:id="list114914244394558" text:continue-numbering="true" text:style-name="L1">
        <text:list-item>
          <text:p text:style-name="P22">CONSOLIDACION(Asistente Comercial).- <text:span text:style-name="T9">Se consolida la documentacion generada en los procesos previos y se envia a EMISIONES para formalizar el contrato. Ingresa los datos del contrato a mano en la WEB(google DRIVE) y define el estado del contrato como PENDIENTE.</text:span></text:p>
          <text:p text:style-name="P22"/>
        </text:list-item>
        <text:list-item>
          <text:p text:style-name="P15">EMISION <text:span text:style-name="T3">(Ejecutiva de Emisiones ).- Toma la fecha más reciente de entre los tres atributos para definir la fechas de emisión.</text:span></text:p>
          <text:p text:style-name="P15"/>
        </text:list-item>
        <text:list-item>
          <text:p text:style-name="P15">LEGALIZACION (<text:span text:style-name="T3">G</text:span>eren<text:span text:style-name="T3">te</text:span>).- <text:span text:style-name="T9">Emisiones envia los documentos a gerencia para formalizar el contrato mediante la firma del Gerente, GERENTE remite a EMISION.</text:span></text:p>
        </text:list-item>
      </text:list>
      <text:p text:style-name="P6"/>
      <text:list xml:id="list114914344382463" text:continue-numbering="true" text:style-name="L1">
        <text:list-item>
          <text:p text:style-name="P26">PREPARACION<text:span text:style-name="T3">(Ejecutiva de Emisiones )</text:span>.-Arma el KIT y lo remite a REVISION FINAL. <text:span text:style-name="T11">Esto tarda 5 días.</text:span></text:p>
          <text:p text:style-name="P15"/>
        </text:list-item>
        <text:list-item>
          <text:p text:style-name="P23">REVISION FINAL(Asistente Comercial).- <text:span text:style-name="T9">Se revisa por check-list (en la memoria) los documentos y de estar completos ingresa a la WEB(google DRIVE) y define el estado del contrato como EFECTUADO y efectua las ENTREGA.</text:span></text:p>
          <text:p text:style-name="P23"><text:span text:style-name="T9"><text:s/></text:span><text:s/></text:p>
        </text:list-item>
        <text:list-item>
          <text:p text:style-name="P14">ENTREGA<text:span text:style-name="T3">(</text:span>Supervisor Comercial<text:span text:style-name="T3">).- Revisa la presentación del KIT <text:s/>y gestiona su envio con el ejecutivo de cuenta(?). </text:span></text:p>
          <text:p text:style-name="P14"/>
        </text:list-item>
        <text:list-item>
          <text:p text:style-name="P22">CIERRE (<text:span text:style-name="T2">Ejecutivo comercial</text:span>).- <text:span text:style-name="T10">Informa sobre la recepcion del K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30T11:34:55.847204035</meta:creation-date>
    <dc:date>2015-07-01T11:49:13.488900976</dc:date>
    <meta:editing-duration>PT8H14M44S</meta:editing-duration>
    <meta:editing-cycles>15</meta:editing-cycles>
    <meta:generator>LibreOffice/4.2.8.2$Linux_X86_64 LibreOffice_project/420m0$Build-2</meta:generator>
    <meta:print-date>2015-07-01T09:00:56.233753582</meta:print-date>
    <meta:document-statistic meta:table-count="0" meta:image-count="0" meta:object-count="0" meta:page-count="2" meta:paragraph-count="58" meta:word-count="771" meta:character-count="4591" meta:non-whitespace-character-count="3891"/>
  </office:meta>
</office:document-meta>
</file>